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6a08" officeooo:paragraph-rsid="00106a08"/>
    </style:style>
    <style:style style:name="P2" style:family="paragraph" style:parent-style-name="Standard">
      <style:paragraph-properties fo:text-align="start" style:justify-single-word="false"/>
      <style:text-properties officeooo:rsid="00106a08" officeooo:paragraph-rsid="00106a08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e style:data-style-name="N37" text:date-value="2021-06-25T12:30:58.924702601" text:fixed="true">06/25/21</text:date></text:p>
      <text:p text:style-name="Standard"/>
      <text:p text:style-name="P1">Nothing Makes Sense</text:p>
      <text:p text:style-name="P1">Kyle Eggleston</text:p>
      <text:p text:style-name="P1"/>
      <text:p text:style-name="P2"><text:tab/>Nothing makes sense in a world of things that really should make sense. Yet we live in such a world where we don’t have a full understanding of everything around us. Conspiracies raise up left and right long before we understand anything about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4" meta:word-count="50" meta:character-count="291" meta:non-whitespace-character-count="244"/>
  </office:meta>
</office:document-meta>
</file>